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c0c0c0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vg:stroke-color="#000000" draw:fill-color="#c0c0c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cm" svg:height="1cm" svg:x="4cm" svg:y="2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3cm" svg:y1="2.5cm" svg:x2="3.9cm" svg:y2="2.5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xml:id="id1" draw:id="id1" draw:layer="layout" svg:width="1cm" svg:height="1cm" svg:x="4.002cm" svg:y="2.202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302cm" svg:y1="2.702cm" svg:x2="3.902cm" svg:y2="2.702cm">
          <text:p/>
        </draw:line>
        <draw:custom-shape draw:style-name="gr1" draw:text-style-name="P1" xml:id="id2" draw:id="id2" draw:layer="layout" svg:width="2.4cm" svg:height="1cm" svg:x="3.3cm" svg:y="0.415cm">
          <text:p text:style-name="P1">par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502cm" svg:y1="2.202cm" svg:x2="4.5cm" svg:y2="1.415cm" draw:start-shape="id1" draw:start-glue-point="4" draw:end-shape="id2" draw:end-glue-point="8" svg:d="M4502 2202l-2-787" svg:viewBox="0 0 3 788">
          <text:p/>
        </draw:connecto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1" xml:id="id3" draw:id="id3" draw:layer="Layout" svg:width="1cm" svg:height="1cm" svg:x="4.002cm" svg:y="2.202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302cm" svg:y1="2.702cm" svg:x2="3.902cm" svg:y2="2.702cm">
          <text:p/>
        </draw:line>
        <draw:custom-shape draw:style-name="gr5" draw:text-style-name="P1" xml:id="id4" draw:id="id4" draw:layer="Layout" svg:width="2.4cm" svg:height="1cm" svg:x="3.3cm" svg:y="0.415cm">
          <text:p text:style-name="P1">par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502cm" svg:y1="2.202cm" svg:x2="4.5cm" svg:y2="1.415cm" draw:start-shape="id3" draw:start-glue-point="4" draw:end-shape="id4" draw:end-glue-point="8" svg:d="M4502 2202l-2-787" svg:viewBox="0 0 3 788">
          <text:p/>
        </draw:connector>
        <draw:custom-shape draw:style-name="gr1" draw:text-style-name="P1" xml:id="id5" draw:id="id5" draw:layer="layout" svg:width="1cm" svg:height="1cm" svg:x="5.6cm" svg:y="3.4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cm" svg:height="1cm" svg:x="5.602cm" svg:y="4.602cm">
          <text:p text:style-name="P1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502cm" svg:y1="3.202cm" svg:x2="5.6cm" svg:y2="3.9cm" draw:start-shape="id3" draw:start-glue-point="8" draw:end-shape="id5" draw:end-glue-point="6" svg:d="M4502 3202v698h1098" svg:viewBox="0 0 1099 699">
          <text:p/>
        </draw:connector>
        <draw:connector draw:style-name="gr4" draw:text-style-name="P1" draw:layer="layout" svg:x1="4.502cm" svg:y1="3.202cm" svg:x2="5.602cm" svg:y2="5.102cm" draw:start-shape="id3" draw:start-glue-point="8" draw:end-shape="id6" draw:end-glue-point="6" svg:d="M4502 3202v1900h1100" svg:viewBox="0 0 1101 1901">
          <text:p/>
        </draw:connecto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5" draw:text-style-name="P1" xml:id="id7" draw:id="id7" draw:layer="Layout" svg:width="1cm" svg:height="1cm" svg:x="4.002cm" svg:y="2.202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302cm" svg:y1="2.702cm" svg:x2="3.902cm" svg:y2="2.702cm">
          <text:p/>
        </draw:line>
        <draw:custom-shape draw:style-name="gr5" draw:text-style-name="P1" xml:id="id8" draw:id="id8" draw:layer="Layout" svg:width="1cm" svg:height="1cm" svg:x="5.6cm" svg:y="3.4cm">
          <text:p text:style-name="P1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9" draw:id="id9" draw:layer="Layout" svg:width="1cm" svg:height="1cm" svg:x="5.602cm" svg:y="4.602cm">
          <text:p text:style-name="P1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502cm" svg:y1="3.202cm" svg:x2="5.6cm" svg:y2="3.9cm" draw:start-shape="id7" draw:start-glue-point="8" draw:end-shape="id8" draw:end-glue-point="6" svg:d="M4502 3202v698h1098" svg:viewBox="0 0 1099 699">
          <text:p/>
        </draw:connector>
        <draw:connector draw:style-name="gr4" draw:text-style-name="P1" draw:layer="layout" svg:x1="4.502cm" svg:y1="3.202cm" svg:x2="5.602cm" svg:y2="5.102cm" draw:start-shape="id7" draw:start-glue-point="8" draw:end-shape="id9" draw:end-glue-point="6" svg:d="M4502 3202v1900h1100" svg:viewBox="0 0 1101 1901">
          <text:p/>
        </draw:connecto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5" draw:text-style-name="P2" xml:id="id10" draw:id="id10" draw:layer="Layout" svg:width="1cm" svg:height="1cm" svg:x="4.002cm" svg:y="2.202cm">
          <text:p text:style-name="P2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602cm" svg:y1="3.902cm" svg:x2="4.202cm" svg:y2="3.902cm">
          <text:p/>
        </draw:line>
        <draw:custom-shape draw:style-name="gr5" draw:text-style-name="P2" xml:id="id11" draw:id="id11" draw:layer="Layout" svg:width="2.4cm" svg:height="1cm" svg:x="3.3cm" svg:y="0.415cm">
          <text:p text:style-name="P2">par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502cm" svg:y1="2.202cm" svg:x2="4.5cm" svg:y2="1.415cm" draw:start-shape="id10" draw:start-glue-point="4" draw:end-shape="id11" draw:end-glue-point="8" svg:d="M4502 2202l-2-787" svg:viewBox="0 0 3 788">
          <text:p/>
        </draw:connector>
        <draw:custom-shape draw:style-name="gr5" draw:text-style-name="P2" xml:id="id12" draw:id="id12" draw:layer="Layout" svg:width="1cm" svg:height="1cm" svg:x="5.6cm" svg:y="3.4cm">
          <text:p text:style-name="P2">m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" draw:id="id13" draw:layer="Layout" svg:width="1cm" svg:height="1cm" svg:x="5.602cm" svg:y="4.602cm">
          <text:p text:style-name="P2">m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4.502cm" svg:y1="3.202cm" svg:x2="5.6cm" svg:y2="3.9cm" draw:start-shape="id10" draw:start-glue-point="8" draw:end-shape="id12" draw:end-glue-point="6" svg:d="M4502 3202v698h1098" svg:viewBox="0 0 1099 699">
          <text:p/>
        </draw:connector>
        <draw:connector draw:style-name="gr4" draw:text-style-name="P1" draw:layer="layout" svg:x1="4.502cm" svg:y1="3.202cm" svg:x2="5.602cm" svg:y2="5.102cm" draw:start-shape="id10" draw:start-glue-point="8" draw:end-shape="id13" draw:end-glue-point="6" svg:d="M4502 3202v1900h1100" svg:viewBox="0 0 1101 1901">
          <text:p/>
        </draw:connecto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9T11:22:35.748214000</meta:creation-date>
    <dc:date>2015-08-09T12:07:41.900186000</dc:date>
    <meta:editing-duration>PT44M34S</meta:editing-duration>
    <meta:editing-cycles>14</meta:editing-cycles>
    <meta:generator>LibreOffice/4.2.4.2$MacOSX_x86 LibreOffice_project/63150712c6d317d27ce2db16eb94c2f3d7b699f8</meta:generator>
    <meta:document-statistic meta:object-count="59"/>
  </office:meta>
</office:document-meta>
</file>